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40160"/>
    </style:style>
    <style:style style:name="P2" style:family="paragraph" style:parent-style-name="Preformatted_20_Text" style:list-style-name="L1">
      <style:text-properties officeooo:paragraph-rsid="00140160"/>
    </style:style>
    <style:style style:name="P3" style:family="paragraph" style:parent-style-name="Preformatted_20_Text" style:list-style-name="L1">
      <style:paragraph-properties fo:margin-left="0cm" fo:margin-right="0cm" fo:text-indent="0cm" style:auto-text-indent="false" style:writing-mode="lr-tb"/>
      <style:text-properties officeooo:paragraph-rsid="00140160"/>
    </style:style>
    <style:style style:name="P4" style:family="paragraph" style:parent-style-name="Preformatted_20_Text" style:list-style-name="L1">
      <style:paragraph-properties style:writing-mode="lr-tb"/>
      <style:text-properties officeooo:paragraph-rsid="00140160"/>
    </style:style>
    <style:style style:name="P5" style:family="paragraph" style:parent-style-name="Preformatted_20_Text" style:list-style-name="L1">
      <style:paragraph-properties fo:margin-top="0cm" fo:margin-bottom="0.499cm" style:contextual-spacing="false" style:writing-mode="lr-tb"/>
      <style:text-properties officeooo:paragraph-rsid="00140160"/>
    </style:style>
    <style:style style:name="P6" style:family="paragraph" style:parent-style-name="Text_20_body" style:list-style-name="L1">
      <style:text-properties officeooo:paragraph-rsid="00140160"/>
    </style:style>
    <style:style style:name="P7" style:family="paragraph" style:parent-style-name="Text_20_body" style:list-style-name="L1">
      <style:paragraph-properties fo:margin-top="0cm" fo:margin-bottom="0cm" style:contextual-spacing="false"/>
      <style:text-properties officeooo:paragraph-rsid="00140160"/>
    </style:style>
    <style:style style:name="P8" style:family="paragraph" style:parent-style-name="Text_20_body" style:list-style-name="L3">
      <style:paragraph-properties fo:margin-top="0cm" fo:margin-bottom="0cm" style:contextual-spacing="false"/>
      <style:text-properties officeooo:paragraph-rsid="00140160"/>
    </style:style>
    <style:style style:name="P9" style:family="paragraph" style:parent-style-name="Text_20_body" style:list-style-name="L3">
      <style:text-properties officeooo:paragraph-rsid="00140160"/>
    </style:style>
    <style:style style:name="P10" style:family="paragraph" style:parent-style-name="Text_20_body">
      <style:text-properties officeooo:paragraph-rsid="00140160"/>
    </style:style>
    <style:style style:name="P11" style:family="paragraph" style:parent-style-name="Text_20_body">
      <style:paragraph-properties fo:margin-top="0cm" fo:margin-bottom="0cm" style:contextual-spacing="false"/>
      <style:text-properties officeooo:paragraph-rsid="0014016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Strong_20_Emphasis"/></text:p>
      <text:h text:style-name="P1" text:outline-level="3"><text:span text:style-name="Strong_20_Emphasis">Inserimento, Cancellazione e Modifica con SQL: Comandi Avanzati</text:span></text:h>
      <text:list text:style-name="L1">
        <text:list-item>
          <text:p text:style-name="P6"><text:span text:style-name="Strong_20_Emphasis">Inserimento da Query (</text:span><text:span text:style-name="Source_20_Text">INSERT INTO ... SELECT</text:span><text:span text:style-name="Strong_20_Emphasis">)</text:span>: È possibile inserire nuove ennuple (righe) in una tabella usando i risultati di una query <text:span text:style-name="Source_20_Text">SELECT</text:span>. Questo è utile per inserire dati derivati da altre tabelle o per calcolare i valori durante l'inserimento.</text:p>
          <text:p text:style-name="P6"><text:span text:style-name="Strong_20_Emphasis">Esempio:</text:span></text:p>
          <text:p text:style-name="P2">sql</text:p>
          <text:p text:style-name="P2">Copia codice</text:p>
          <text:p text:style-name="P3"><text:span text:style-name="Source_20_Text">-- Inserisce una nuova persona con nome e stipendio, prendendo i dati da un'altra tabella</text:span></text:p>
          <text:p text:style-name="P4"><text:span text:style-name="Source_20_Text">INSERT INTO Persona (nome, eta, stipendio)</text:span></text:p>
          <text:p text:style-name="P4"><text:span text:style-name="Source_20_Text">SELECT padre, NULL, NULL</text:span></text:p>
          <text:p text:style-name="P4"><text:span text:style-name="Source_20_Text">FROM Paternita</text:span></text:p>
          <text:p text:style-name="P5"><text:span text:style-name="Source_20_Text">WHERE padre NOT IN (SELECT nome FROM Persona);</text:span></text:p>
          <text:p text:style-name="P6">In questo esempio, vengono selezionati i padri dalla tabella <text:span text:style-name="Source_20_Text">Paternita</text:span> e inseriti nella tabella <text:span text:style-name="Source_20_Text">Persona</text:span> solo se il nome del padre non esiste già in <text:span text:style-name="Source_20_Text">Persona</text:span>.</text:p>
        </text:list-item>
        <text:list-item>
          <text:p text:style-name="P6"><text:span text:style-name="Strong_20_Emphasis">Cancellazione da Query (</text:span><text:span text:style-name="Source_20_Text">DELETE FROM ... WHERE</text:span><text:span text:style-name="Strong_20_Emphasis">)</text:span>: Anche la cancellazione di dati può essere eseguita con una query che seleziona le ennuple da eliminare in base a certe condizioni. È possibile utilizzare query annidate per definire condizioni più complesse.</text:p>
          <text:p text:style-name="P6"><text:span text:style-name="Strong_20_Emphasis">Esempio:</text:span></text:p>
          <text:p text:style-name="P2">sql</text:p>
          <text:p text:style-name="P2">Copia codice</text:p>
          <text:p text:style-name="P3"><text:span text:style-name="Source_20_Text">-- Cancella le ennuple dalla tabella Paternita dove il figlio non è presente nella tabella Persona</text:span></text:p>
          <text:p text:style-name="P4"><text:span text:style-name="Source_20_Text">DELETE FROM Paternita</text:span></text:p>
          <text:p text:style-name="P5"><text:span text:style-name="Source_20_Text">WHERE figlio NOT IN (SELECT nome FROM Persona);</text:span></text:p>
          <text:p text:style-name="P6">In questo caso, vengono cancellate le righe della tabella <text:span text:style-name="Source_20_Text">Paternita</text:span> per le quali il nome del figlio non è presente nella tabella <text:span text:style-name="Source_20_Text">Persona</text:span>.</text:p>
        </text:list-item>
        <text:list-item>
          <text:p text:style-name="P6"><text:span text:style-name="Strong_20_Emphasis">Inserimento di Valori di Default</text:span>: È possibile definire valori di default per gli attributi di una tabella durante la sua creazione. Se non viene specificato un valore per un attributo durante l'inserimento, viene utilizzato il valore di default.</text:p>
          <text:p text:style-name="P6"><text:span text:style-name="Strong_20_Emphasis">Esempio di creazione della tabella con valore di default:</text:span></text:p>
          <text:p text:style-name="P2">sql</text:p>
          <text:p text:style-name="P2">Copia codice</text:p>
          <text:p text:style-name="P3"><text:span text:style-name="Source_20_Text">CREATE TABLE Persona (</text:span></text:p>
          <text:p text:style-name="P4"><text:span text:style-name="Source_20_Text"><text:s text:c="4"/>cf CHAR(16) NOT NULL,</text:span></text:p>
          <text:p text:style-name="P4"><text:span text:style-name="Source_20_Text"><text:s text:c="4"/>nome VARCHAR(100) NOT NULL,</text:span></text:p>
          <text:p text:style-name="P4"><text:span text:style-name="Source_20_Text"><text:s text:c="4"/>cognome VARCHAR(100) NOT NULL,</text:span></text:p>
          <text:p text:style-name="P4"><text:span text:style-name="Source_20_Text"><text:s text:c="4"/>stipendio INTEGER NOT NULL DEFAULT 50,</text:span></text:p>
          <text:p text:style-name="P4"><text:span text:style-name="Source_20_Text"><text:s text:c="4"/>PRIMARY KEY (cf)</text:span></text:p>
          <text:p text:style-name="P5"><text:span text:style-name="Source_20_Text">);</text:span></text:p>
          <text:p text:style-name="P6"><text:span text:style-name="Strong_20_Emphasis">Esempio di inserimento:</text:span></text:p>
          <text:p text:style-name="P2">sql</text:p>
          <text:p text:style-name="P2">Copia codice</text:p>
          <text:p text:style-name="P3"><text:soft-page-break/><text:span text:style-name="Source_20_Text">-- Inserisce una persona con stipendio specificato</text:span></text:p>
          <text:p text:style-name="P4"><text:span text:style-name="Source_20_Text">INSERT INTO Persona (cf, nome, cognome, stipendio)</text:span></text:p>
          <text:p text:style-name="P4"><text:span text:style-name="Source_20_Text">VALUES ('xxx...xxx', 'Mario', 'Rossi', 45);</text:span></text:p>
          <text:p text:style-name="P4"/>
          <text:p text:style-name="P4"><text:span text:style-name="Source_20_Text">-- Inserisce una persona senza specificare lo stipendio, che sarà uguale al valore di default (50)</text:span></text:p>
          <text:p text:style-name="P4"><text:span text:style-name="Source_20_Text">INSERT INTO Persona (cf, nome, cognome)</text:span></text:p>
          <text:p text:style-name="P5"><text:span text:style-name="Source_20_Text">VALUES ('xxx...xxx', 'Mario', 'Rossi');</text:span></text:p>
          <text:p text:style-name="P6">In questo caso, il valore di stipendio verrà impostato automaticamente a <text:span text:style-name="Strong_20_Emphasis">50</text:span> quando non viene specificato.</text:p>
        </text:list-item>
        <text:list-item>
          <text:p text:style-name="P6"><text:span text:style-name="Strong_20_Emphasis">Modifica con Valori di Default</text:span>: È possibile anche aggiornare un attributo di una tabella per impostarlo al valore di default definito.</text:p>
          <text:p text:style-name="P6"><text:span text:style-name="Strong_20_Emphasis">Esempio di aggiornamento con valore di default:</text:span></text:p>
          <text:p text:style-name="P2">sql</text:p>
          <text:p text:style-name="P2">Copia codice</text:p>
          <text:p text:style-name="P3"><text:span text:style-name="Source_20_Text">-- Modifica lo stipendio per una persona con un valore specifico</text:span></text:p>
          <text:p text:style-name="P4"><text:span text:style-name="Source_20_Text">UPDATE Persona</text:span></text:p>
          <text:p text:style-name="P4"><text:span text:style-name="Source_20_Text">SET stipendio = 60</text:span></text:p>
          <text:p text:style-name="P4"><text:span text:style-name="Source_20_Text">WHERE cf = 'xxx...xxx';</text:span></text:p>
          <text:p text:style-name="P4"/>
          <text:p text:style-name="P4"><text:span text:style-name="Source_20_Text">-- Imposta lo stipendio al valore di default definito nella creazione della tabella</text:span></text:p>
          <text:p text:style-name="P4"><text:span text:style-name="Source_20_Text">UPDATE Persona</text:span></text:p>
          <text:p text:style-name="P4"><text:span text:style-name="Source_20_Text">SET stipendio = DEFAULT</text:span></text:p>
          <text:p text:style-name="P5"><text:span text:style-name="Source_20_Text">WHERE cf = 'xxx...xxx';</text:span></text:p>
          <text:p text:style-name="P6">In questo esempio:</text:p>
          <text:list>
            <text:list-item>
              <text:p text:style-name="P7">Il primo comando <text:span text:style-name="Source_20_Text">UPDATE</text:span> imposta il valore dello stipendio a <text:span text:style-name="Strong_20_Emphasis">60</text:span>.</text:p>
            </text:list-item>
            <text:list-item>
              <text:p text:style-name="P6">Il secondo comando <text:span text:style-name="Source_20_Text">UPDATE</text:span> ripristina il valore di stipendio al valore di <text:span text:style-name="Strong_20_Emphasis">default</text:span> (50), utilizzando la parola chiave <text:span text:style-name="Source_20_Text">DEFAULT</text:span>.</text:p>
            </text:list-item>
          </text:list>
        </text:list-item>
      </text:list>
      <text:h text:style-name="P1" text:outline-level="3">Riepilogo:</text:h>
      <text:list text:style-name="L3">
        <text:list-item>
          <text:p text:style-name="P8"><text:span text:style-name="Strong_20_Emphasis">Inserimento tramite query</text:span>: puoi inserire dati in una tabella direttamente da una selezione di un'altra tabella usando una query <text:span text:style-name="Source_20_Text">SELECT</text:span>.</text:p>
        </text:list-item>
        <text:list-item>
          <text:p text:style-name="P8"><text:span text:style-name="Strong_20_Emphasis">Cancellazione tramite query</text:span>: puoi cancellare dati da una tabella usando una query annidata che specifica le condizioni.</text:p>
        </text:list-item>
        <text:list-item>
          <text:p text:style-name="P8"><text:span text:style-name="Strong_20_Emphasis">Inserimento con valori di default</text:span>: se un valore non viene specificato per un attributo, SQL utilizza il valore di default definito nella creazione della tabella.</text:p>
        </text:list-item>
        <text:list-item>
          <text:p text:style-name="P9"><text:span text:style-name="Strong_20_Emphasis">Modifica con valori di default</text:span>: è possibile ripristinare il valore di un attributo al valore di default precedentemente definito.</text:p>
        </text:list-item>
      </text:list>
      <text:p text:style-name="P10">Questi comandi avanzati ti permettono di gestire i dati in modo flessibile e potente in SQL, adattandosi a diverse esigenze di inserimento, aggiornamento e cancellazione dei dati.</text:p>
      <text:p text:style-name="P11">4o mini</text:p>
      <text:p text:style-name="P10"/>
      <text:p text:style-name="P10"><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22:55:24.427170361</meta:creation-date>
    <meta:generator>LibreOffice/24.2.6.2$Linux_X86_64 LibreOffice_project/420$Build-2</meta:generator>
    <dc:date>2024-11-25T04:40:20.125015620</dc:date>
    <meta:editing-duration>PT6S</meta:editing-duration>
    <meta:editing-cycles>1</meta:editing-cycles>
    <meta:document-statistic meta:table-count="0" meta:image-count="0" meta:object-count="0" meta:page-count="2" meta:paragraph-count="62" meta:word-count="578" meta:character-count="3661" meta:non-whitespace-character-count="3135"/>
  </office:meta>
</office:document-meta>
</file>